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67ee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pt" fo:font-weight="bold" officeooo:rsid="00097587" officeooo:paragraph-rsid="00097587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style:font-size-asian="8pt" style:font-size-complex="8pt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79abff" style:font-name="Consolas" fo:font-size="10pt" style:font-size-asian="10pt"/>
    </style:style>
    <style:style style:name="T6" style:family="text">
      <style:text-properties fo:color="#c7dd0c" style:font-name="Consolas" fo:font-size="10pt" style:font-size-asian="10pt"/>
    </style:style>
    <style:style style:name="T7" style:family="text">
      <style:text-properties fo:color="#c7dd0c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7fb347" style:font-name="Consolas" fo:font-size="10pt" style:font-size-asian="10pt"/>
    </style:style>
    <style:style style:name="T9" style:family="text">
      <style:text-properties fo:color="#ffc600" style:font-name="Consolas" fo:font-size="10pt" style:font-size-asian="10pt"/>
    </style:style>
    <style:style style:name="T10" style:family="text">
      <style:text-properties fo:color="#efc090" style:font-name="Consolas" fo:font-size="10pt" style:font-size-asian="10pt"/>
    </style:style>
    <style:style style:name="T11" style:family="text">
      <style:text-properties fo:color="#ffffff" style:font-name="Consolas" fo:font-size="10pt" style:font-size-asian="10pt"/>
    </style:style>
    <style:style style:name="T12" style:family="text">
      <style:text-properties fo:color="#c9211e" style:font-name="Consolas" fo:font-size="10pt" style:font-size-asian="10pt"/>
    </style:style>
    <style:style style:name="T13" style:family="text">
      <style:text-properties fo:color="#000000"/>
    </style:style>
    <style:style style:name="T14" style:family="text">
      <style:text-properties fo:color="#000000" style:font-name="Consolas" fo:font-size="10pt" style:font-size-asian="10pt"/>
    </style:style>
    <style:style style:name="T15" style:family="text">
      <style:text-properties fo:color="#000000"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style:font-size-asian="10pt"/>
    </style:style>
    <style:style style:name="T2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/>
    </style:style>
    <style:style style:name="T28" style:family="text">
      <style:text-properties style:font-name="Consolas"/>
    </style:style>
    <style:style style:name="T29" style:family="text">
      <style:text-properties style:font-name="Consolas"/>
    </style:style>
    <style:style style:name="T30" style:family="text">
      <style:text-properties style:font-name="Consolas"/>
    </style:style>
    <style:style style:name="T31" style:family="text">
      <style:text-properties style:font-name="Consolas"/>
    </style:style>
    <style:style style:name="T32" style:family="text">
      <style:text-properties style:font-name="Consolas"/>
    </style:style>
    <style:style style:name="T33" style:family="text">
      <style:text-properties style:font-name="Consolas"/>
    </style:style>
    <style:style style:name="T34" style:family="text">
      <style:text-properties style:font-name="Consolas"/>
    </style:style>
    <style:style style:name="T35" style:family="text">
      <style:text-properties style:font-name="Consolas" style:text-underline-style="solid" style:text-underline-width="auto" style:text-underline-color="font-color"/>
    </style:style>
    <style:style style:name="T36" style:family="text">
      <style:text-properties style:font-name="Consolas"/>
    </style:style>
    <style:style style:name="T37" style:family="text">
      <style:text-properties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Notes</text:p>
      <text:p text:style-name="P1"/>
      <text:p text:style-name="P1">LEC 1</text:p>
      <text:p text:style-name="P2"/>
      <text:p text:style-name="P3"><text:span text:style-name="T27">package</text:span><text:span text:style-name="T27"> p1;</text:span></text:p>
      <text:p text:style-name="P5"/>
      <text:p text:style-name="P6"><text:span text:style-name="T27">public</text:span><text:span text:style-name="T27"> </text:span><text:span text:style-name="T27">class</text:span><text:span text:style-name="T27"> </text:span><text:span text:style-name="T27">app</text:span><text:span text:style-name="T27"> {</text:span></text:p>
      <text:p text:style-name="P5"/>
      <text:p text:style-name="P6"><text:span text:style-name="T27"><text:tab/></text:span><text:span text:style-name="T27">public</text:span><text:span text:style-name="T27"> </text:span><text:span text:style-name="T27">static</text:span><text:span text:style-name="T27"> </text:span><text:span text:style-name="T27">void</text:span><text:span text:style-name="T27"> </text:span><text:span text:style-name="T27">main</text:span><text:span text:style-name="T27">(</text:span><text:span text:style-name="T27">String</text:span><text:span text:style-name="T27">[] </text:span><text:span text:style-name="T27">args</text:span><text:span text:style-name="T27">) {</text:span></text:p>
      <text:p text:style-name="P6"><text:span text:style-name="T27"><text:tab/><text:tab/></text:span></text:p>
      <text:p text:style-name="P6"><text:span text:style-name="T27"><text:tab/></text:span><text:span text:style-name="T27">//Primitive data types - Create variables</text:span></text:p>
      <text:p text:style-name="P6"><text:span text:style-name="T27"><text:tab/><text:tab/></text:span></text:p>
      <text:p text:style-name="P6"><text:span text:style-name="T27"><text:tab/><text:tab/></text:span><text:span text:style-name="T27">int</text:span><text:span text:style-name="T27"> </text:span><text:span text:style-name="T27">aValue</text:span><text:span text:style-name="T27"> = </text:span><text:span text:style-name="T27">42</text:span><text:span text:style-name="T27">;</text:span></text:p>
      <text:p text:style-name="P6"><text:span text:style-name="T27"><text:tab/><text:tab/></text:span><text:span text:style-name="T27">//32 Bit value.Larger range of values.<text:tab/></text:span></text:p>
      <text:p text:style-name="P6"><text:span text:style-name="T27"/></text:p>
      <text:p text:style-name="P6"><text:span text:style-name="T27"><text:tab/><text:tab/></text:span><text:span text:style-name="T27">short</text:span><text:span text:style-name="T27"> </text:span><text:span text:style-name="T27">aShort</text:span><text:span text:style-name="T27"> = </text:span><text:span text:style-name="T27">93</text:span><text:span text:style-name="T27">;</text:span></text:p>
      <text:p text:style-name="P6"><text:span text:style-name="T27"><text:tab/><text:tab/></text:span><text:span text:style-name="T27">//16 bit value. Smaller range of values.<text:tab/></text:span></text:p>
      <text:p text:style-name="P6"><text:span text:style-name="T27"/></text:p>
      <text:p text:style-name="P6"><text:span text:style-name="T27"><text:tab/><text:tab/></text:span><text:span text:style-name="T27">Long</text:span><text:span text:style-name="T27"> </text:span><text:span text:style-name="T27">aLong</text:span><text:span text:style-name="T27"> = </text:span><text:span text:style-name="T27">8304L</text:span><text:span text:style-name="T27">;</text:span></text:p>
      <text:p text:style-name="P6"><text:span text:style-name="T27"><text:tab/><text:tab/></text:span><text:span text:style-name="T27">//64 bit value Very large range of numbers.</text:span></text:p>
      <text:p text:style-name="P6"><text:span text:style-name="T27"><text:tab/><text:tab/></text:span></text:p>
      <text:p text:style-name="P6"><text:span text:style-name="T27"><text:tab/><text:tab/></text:span><text:span text:style-name="T27">double</text:span><text:span text:style-name="T27"> </text:span><text:span text:style-name="T27">aDouble</text:span><text:span text:style-name="T27"> = </text:span><text:span text:style-name="T27">3.4553</text:span><text:span text:style-name="T27">;</text:span></text:p>
      <text:p text:style-name="P6"><text:span text:style-name="T27"><text:tab/><text:tab/></text:span><text:span text:style-name="T27">//64 bit value. Used to define numbers with decimals.</text:span></text:p>
      <text:p text:style-name="P6"><text:span text:style-name="T27"><text:tab/><text:tab/></text:span></text:p>
      <text:p text:style-name="P6"><text:span text:style-name="T27"><text:tab/><text:tab/></text:span><text:span text:style-name="T27">float</text:span><text:span text:style-name="T27"> </text:span><text:span text:style-name="T27">aFloat</text:span><text:span text:style-name="T27"> = </text:span><text:span text:style-name="T27">5.243F</text:span><text:span text:style-name="T27">;</text:span></text:p>
      <text:p text:style-name="P6"><text:span text:style-name="T27"><text:tab/><text:tab/></text:span><text:span text:style-name="T27">/*32 bit value. Used to define numbers with decimals.Less decimal places, </text:span></text:p>
      <text:p text:style-name="P6"><text:span text:style-name="T27"><text:tab/><text:tab/> <text:s/>less precise than a double.*/</text:span></text:p>
      <text:p text:style-name="P6"><text:span text:style-name="T27"><text:tab/><text:tab/></text:span></text:p>
      <text:p text:style-name="P6"><text:span text:style-name="T27"><text:tab/><text:tab/></text:span><text:span text:style-name="T27">char</text:span><text:span text:style-name="T27"> </text:span><text:span text:style-name="T27">aChar</text:span><text:span text:style-name="T27"> = </text:span><text:span text:style-name="T27">'b'</text:span><text:span text:style-name="T27">;</text:span></text:p>
      <text:p text:style-name="P6"><text:span text:style-name="T27"><text:tab/><text:tab/></text:span><text:span text:style-name="T27">//Stores a single character/letter or ASCII values</text:span></text:p>
      <text:p text:style-name="P6"><text:span text:style-name="T27"><text:tab/><text:tab/></text:span></text:p>
      <text:p text:style-name="P6"><text:span text:style-name="T27"><text:tab/><text:tab/></text:span><text:span text:style-name="T27">boolean</text:span><text:span text:style-name="T27"> </text:span><text:span text:style-name="T27">aBoolean</text:span><text:span text:style-name="T27"> = </text:span><text:span text:style-name="T27">true</text:span><text:span text:style-name="T27">;</text:span></text:p>
      <text:p text:style-name="P6"><text:span text:style-name="T27"><text:tab/><text:tab/></text:span><text:span text:style-name="T27">//Stores true or false values</text:span></text:p>
      <text:p text:style-name="P6"><text:span text:style-name="T27"><text:tab/><text:tab/></text:span></text:p>
      <text:p text:style-name="P6"><text:span text:style-name="T27"><text:tab/><text:tab/></text:span><text:span text:style-name="T27">byte</text:span><text:span text:style-name="T27"> </text:span><text:span text:style-name="T27">aByte</text:span><text:span text:style-name="T27"> = </text:span><text:span text:style-name="T27">127</text:span><text:span text:style-name="T27">;</text:span></text:p>
      <text:p text:style-name="P6"><text:span text:style-name="T27"><text:tab/></text:span><text:span text:style-name="T27">//The byte data type is an 8-bit signed two's complement integer.(</text:span><text:span text:style-name="T35">min</text:span><text:span text:style-name="T27"> -128, max 127)</text:span></text:p>
      <text:p text:style-name="P6"><text:span text:style-name="T27"><text:tab/><text:tab/><text:tab/><text:tab/></text:span></text:p>
      <text:p text:style-name="P6"><text:span text:style-name="T27"><text:tab/></text:span><text:span text:style-name="T27">//Print variables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Value</text:span><text:span text:style-name="T27">);</text:span></text:p>
      <text:p text:style-name="P6"><text:span text:style-name="T27"><text:tab/><text:tab/></text:span><text:span text:style-name="T27">//Prints aValue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Short</text:span><text:span text:style-name="T27">);</text:span></text:p>
      <text:p text:style-name="P6"><text:span text:style-name="T27"><text:tab/><text:tab/></text:span><text:span text:style-name="T27">//Prints aShort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Long</text:span><text:span text:style-name="T27">);</text:span></text:p>
      <text:p text:style-name="P6"><text:span text:style-name="T27"><text:tab/><text:tab/></text:span><text:span text:style-name="T27">//Prints aLong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Double</text:span><text:span text:style-name="T27">);</text:span></text:p>
      <text:p text:style-name="P6"><text:span text:style-name="T27"><text:tab/><text:tab/></text:span><text:span text:style-name="T27">//prints aDouble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Float</text:span><text:span text:style-name="T27">);</text:span></text:p>
      <text:p text:style-name="P6"><text:span text:style-name="T27"><text:tab/><text:tab/></text:span><text:span text:style-name="T27">//prints aFloat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Char</text:span><text:span text:style-name="T27">);</text:span></text:p>
      <text:p text:style-name="P6"><text:span text:style-name="T27"><text:tab/><text:tab/></text:span><text:span text:style-name="T27">//Prints aChar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Boolean</text:span><text:span text:style-name="T27">);</text:span></text:p>
      <text:p text:style-name="P6"><text:span text:style-name="T27"><text:tab/><text:tab/></text:span><text:span text:style-name="T27">//prints aBoolean to the console</text:span></text:p>
      <text:p text:style-name="P6"><text:span text:style-name="T27"><text:tab/><text:tab/></text:span></text:p>
      <text:p text:style-name="P6"><text:span text:style-name="T27"><text:tab/><text:tab/></text:span><text:span text:style-name="T27">System</text:span><text:span text:style-name="T27">.</text:span><text:span text:style-name="T27">out</text:span><text:span text:style-name="T27">.</text:span><text:span text:style-name="T27">println</text:span><text:span text:style-name="T27">(</text:span><text:span text:style-name="T27">aByte</text:span><text:span text:style-name="T27">);</text:span></text:p>
      <text:p text:style-name="P6"><text:span text:style-name="T27"><text:tab/><text:tab/></text:span><text:span text:style-name="T27">//prints aByte to the console</text:span></text:p>
      <text:p text:style-name="P6"><text:span text:style-name="T27"><text:tab/><text:tab/></text:span></text:p>
      <text:p text:style-name="P6"><text:span text:style-name="T27"><text:tab/>}</text:span></text:p>
      <text:p text:style-name="P3"><text:span text:style-name="T27">}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4-27T22:04:39.168000000</dc:date>
    <meta:editing-duration>PT3M21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58" meta:word-count="178" meta:character-count="1304" meta:non-whitespace-character-count="1060"/>
  </office:meta>
</office:document-meta>
</file>